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7000002E3CDC38C35CAF0E2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323cm" svg:height="11.999cm" svg:x="0.393cm" svg:y="0.027cm">
          <draw:image xlink:href="Pictures/10000000000002F7000002E3CDC38C35CAF0E2A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7T14:54:26.599000000</dc:date>
    <meta:editing-duration>PT2M30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